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1cm" fo:min-width="1.9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co1" style:family="table-column">
      <style:table-column-properties style:column-width="2.769cm" style:use-optimal-column-width="false"/>
    </style:style>
    <style:style style:name="co2" style:family="table-column">
      <style:table-column-properties style:column-width="3.75cm" style:use-optimal-column-width="false"/>
    </style:style>
    <style:style style:name="co3" style:family="table-column">
      <style:table-column-properties style:column-width="8.745cm" style:use-optimal-column-width="false"/>
    </style:style>
    <style:style style:name="co4" style:family="table-column">
      <style:table-column-properties style:column-width="3.27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606cm" svg:height="0.962cm" svg:x="1.762cm" svg:y="2.016cm">
          <draw:text-box>
            <text:p>Find where you want to eat on the map.</text:p>
          </draw:text-box>
        </draw:frame>
        <draw:custom-shape draw:style-name="gr2" draw:text-style-name="P1" draw:layer="layout" svg:width="12.573cm" svg:height="8.509cm" svg:x="1.889cm" svg:y="4.55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123cm" svg:height="0.962cm" svg:x="2.143cm" svg:y="12.176cm">
          <draw:text-box>
            <text:p>Zoom</text:p>
          </draw:text-box>
        </draw:frame>
        <draw:frame draw:style-name="gr1" draw:layer="layout" svg:width="3.465cm" svg:height="0.962cm" svg:x="1.762cm" svg:y="3.016cm">
          <draw:text-box>
            <text:p>Or search:</text:p>
          </draw:text-box>
        </draw:frame>
        <draw:custom-shape draw:style-name="gr2" draw:text-style-name="P1" draw:layer="layout" svg:width="9.271cm" svg:height="0.762cm" svg:x="5.318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8.128cm" svg:x="15.478cm" svg:y="4.937cm">
          <text:p text:style-name="P1">List of eateries available in the map area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14.335cm" svg:x2="20.59cm" svg:y2="14.335cm">
          <text:p/>
        </draw:line>
        <draw:frame draw:style-name="gr1" draw:text-style-name="P2" draw:layer="layout" svg:width="5.468cm" svg:height="0.962cm" svg:x="1.755cm" svg:y="15.351cm">
          <draw:text-box>
            <text:p><text:span text:style-name="T1">Inspection Report</text:span></text:p>
          </draw:text-box>
        </draw:frame>
        <draw:custom-shape draw:style-name="gr2" draw:text-style-name="P1" draw:layer="layout" svg:width="2.286cm" svg:height="3.302cm" svg:x="5.826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6.764cm" svg:y="10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439cm" svg:height="2.311cm" svg:x="5.953cm" svg:y="7.985cm">
          <draw:text-box>
            <text:p text:style-name="P3">Name<text:line-break/><text:line-break/>Report<text:line-break/>Available</text:p>
          </draw:text-box>
        </draw:frame>
        <draw:frame draw:style-name="standard" draw:layer="layout" svg:width="18.541cm" svg:height="3.887cm" svg:x="1.635cm" svg:y="17.0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.84cm" svg:height="0.962cm" svg:x="1.635cm" svg:y="16.367cm">
          <draw:text-box>
            <text:p>Date</text:p>
          </draw:text-box>
        </draw:frame>
        <draw:frame draw:style-name="gr1" draw:layer="layout" svg:width="7.093cm" svg:height="0.962cm" svg:x="7.242cm" svg:y="14.589cm">
          <draw:text-box>
            <text:p>&lt;Establishment Name&gt;</text:p>
          </draw:text-box>
        </draw:frame>
        <draw:frame draw:style-name="gr1" draw:layer="layout" svg:width="2.297cm" svg:height="0.962cm" svg:x="4.872cm" svg:y="16.265cm">
          <draw:text-box>
            <text:p>Result</text:p>
          </draw:text-box>
        </draw:frame>
        <draw:frame draw:style-name="gr1" draw:layer="layout" svg:width="6.56cm" svg:height="0.962cm" svg:x="8.273cm" svg:y="16.265cm">
          <draw:text-box>
            <text:p>Violation Type (if any)</text:p>
          </draw:text-box>
        </draw:frame>
        <draw:frame draw:style-name="gr7" draw:layer="layout" svg:width="3.283cm" svg:height="0.962cm" svg:x="16.991cm" svg:y="16.113cm">
          <draw:text-box>
            <text:p>Correc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4T21:54:12</meta:creation-date>
    <dc:date>2013-07-25T00:04:48</dc:date>
    <meta:editing-duration>P0D</meta:editing-duration>
    <meta:editing-cycles>2</meta:editing-cycles>
    <meta:generator>LibreOffice/3.5$Linux_X86_64 LibreOffice_project/350m1$Build-2</meta:generator>
    <meta:document-statistic meta:object-count="17"/>
  </office:meta>
</office:document-meta>
</file>